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aMapping" table:style-name="ta1">
        <table:shapes>
          <draw:frame draw:z-index="0" draw:style-name="gr1" draw:text-style-name="P1" svg:width="159.97mm" svg:height="90.05mm" svg:x="144.29mm" svg:y="5.58mm">
            <draw:object draw:notify-on-update-of-ranges="FrequencaMapping.A1:FrequencaMapping.A43 FrequencaMapping.A1:FrequencaMapping.A1 FrequencaMapping.B1:FrequencaMapping.B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09684" calcext:value-type="float">
            <text:p>660968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65896" calcext:value-type="float">
            <text:p>6665896</text:p>
          </table:table-cell>
          <table:table-cell office:value-type="string" calcext:value-type="string">
            <text:p>Hz</text:p>
          </table:table-cell>
          <table:table-cell table:formula="of:=[.B2]-[.B1]" office:value-type="float" office:value="56212" calcext:value-type="float">
            <text:p>562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80482" calcext:value-type="float">
            <text:p>6780482</text:p>
          </table:table-cell>
          <table:table-cell office:value-type="string" calcext:value-type="string">
            <text:p>Hz</text:p>
          </table:table-cell>
          <table:table-cell table:formula="of:=[.B3]-[.B2]" office:value-type="float" office:value="114586" calcext:value-type="float">
            <text:p>1145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904797" calcext:value-type="float">
            <text:p>6904797</text:p>
          </table:table-cell>
          <table:table-cell office:value-type="string" calcext:value-type="string">
            <text:p>Hz</text:p>
          </table:table-cell>
          <table:table-cell table:formula="of:=[.B4]-[.B3]" office:value-type="float" office:value="124315" calcext:value-type="float">
            <text:p>1243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42120" calcext:value-type="float">
            <text:p>7042120</text:p>
          </table:table-cell>
          <table:table-cell office:value-type="string" calcext:value-type="string">
            <text:p>Hz</text:p>
          </table:table-cell>
          <table:table-cell table:formula="of:=[.B5]-[.B4]" office:value-type="float" office:value="137323" calcext:value-type="float">
            <text:p>1373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186840" calcext:value-type="float">
            <text:p>7186840</text:p>
          </table:table-cell>
          <table:table-cell office:value-type="string" calcext:value-type="string">
            <text:p>Hz</text:p>
          </table:table-cell>
          <table:table-cell table:formula="of:=[.B6]-[.B5]" office:value-type="float" office:value="144720" calcext:value-type="float">
            <text:p>1447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343440" calcext:value-type="float">
            <text:p>7343440</text:p>
          </table:table-cell>
          <table:table-cell office:value-type="string" calcext:value-type="string">
            <text:p>Hz</text:p>
          </table:table-cell>
          <table:table-cell table:formula="of:=[.B7]-[.B6]" office:value-type="float" office:value="156600" calcext:value-type="float">
            <text:p>1566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504360" calcext:value-type="float">
            <text:p>7504360</text:p>
          </table:table-cell>
          <table:table-cell office:value-type="string" calcext:value-type="string">
            <text:p>Hz</text:p>
          </table:table-cell>
          <table:table-cell table:formula="of:=[.B8]-[.B7]" office:value-type="float" office:value="160920" calcext:value-type="float">
            <text:p>1609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671760" calcext:value-type="float">
            <text:p>7671760</text:p>
          </table:table-cell>
          <table:table-cell office:value-type="string" calcext:value-type="string">
            <text:p>Hz</text:p>
          </table:table-cell>
          <table:table-cell table:formula="of:=[.B9]-[.B8]" office:value-type="float" office:value="167400" calcext:value-type="float">
            <text:p>1674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851040" calcext:value-type="float">
            <text:p>7851040</text:p>
          </table:table-cell>
          <table:table-cell office:value-type="string" calcext:value-type="string">
            <text:p>Hz</text:p>
          </table:table-cell>
          <table:table-cell table:formula="of:=[.B10]-[.B9]" office:value-type="float" office:value="179280" calcext:value-type="float">
            <text:p>179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42280" calcext:value-type="float">
            <text:p>8042280</text:p>
          </table:table-cell>
          <table:table-cell office:value-type="string" calcext:value-type="string">
            <text:p>Hz</text:p>
          </table:table-cell>
          <table:table-cell table:formula="of:=[.B11]-[.B10]" office:value-type="float" office:value="191240" calcext:value-type="float">
            <text:p>1912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242450" calcext:value-type="float">
            <text:p>8242450</text:p>
          </table:table-cell>
          <table:table-cell office:value-type="string" calcext:value-type="string">
            <text:p>Hz</text:p>
          </table:table-cell>
          <table:table-cell table:formula="of:=[.B12]-[.B11]" office:value-type="float" office:value="200170" calcext:value-type="float">
            <text:p>2001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458850" calcext:value-type="float">
            <text:p>8458850</text:p>
          </table:table-cell>
          <table:table-cell office:value-type="string" calcext:value-type="string">
            <text:p>Hz</text:p>
          </table:table-cell>
          <table:table-cell table:formula="of:=[.B13]-[.B12]" office:value-type="float" office:value="216400" calcext:value-type="float">
            <text:p>2164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699054" calcext:value-type="float">
            <text:p>8699054</text:p>
          </table:table-cell>
          <table:table-cell office:value-type="string" calcext:value-type="string">
            <text:p>Hz</text:p>
          </table:table-cell>
          <table:table-cell table:formula="of:=[.B14]-[.B13]" office:value-type="float" office:value="240204" calcext:value-type="float">
            <text:p>2402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951160" calcext:value-type="float">
            <text:p>8951160</text:p>
          </table:table-cell>
          <table:table-cell office:value-type="string" calcext:value-type="string">
            <text:p>Hz</text:p>
          </table:table-cell>
          <table:table-cell table:formula="of:=[.B15]-[.B14]" office:value-type="float" office:value="252106" calcext:value-type="float">
            <text:p>2521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212807" calcext:value-type="float">
            <text:p>9212807</text:p>
          </table:table-cell>
          <table:table-cell office:value-type="string" calcext:value-type="string">
            <text:p>Hz</text:p>
          </table:table-cell>
          <table:table-cell table:formula="of:=[.B16]-[.B15]" office:value-type="float" office:value="261647" calcext:value-type="float">
            <text:p>2616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499272" calcext:value-type="float">
            <text:p>9499272</text:p>
          </table:table-cell>
          <table:table-cell office:value-type="string" calcext:value-type="string">
            <text:p>Hz</text:p>
          </table:table-cell>
          <table:table-cell table:formula="of:=[.B17]-[.B16]" office:value-type="float" office:value="286465" calcext:value-type="float">
            <text:p>28646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810600" calcext:value-type="float">
            <text:p>9810600</text:p>
          </table:table-cell>
          <table:table-cell office:value-type="string" calcext:value-type="string">
            <text:p>Hz</text:p>
          </table:table-cell>
          <table:table-cell table:formula="of:=[.B18]-[.B17]" office:value-type="float" office:value="311328" calcext:value-type="float">
            <text:p>31132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152196" calcext:value-type="float">
            <text:p>10152196</text:p>
          </table:table-cell>
          <table:table-cell office:value-type="string" calcext:value-type="string">
            <text:p>Hz</text:p>
          </table:table-cell>
          <table:table-cell table:formula="of:=[.B19]-[.B18]" office:value-type="float" office:value="341596" calcext:value-type="float">
            <text:p>3415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522979" calcext:value-type="float">
            <text:p>10522979</text:p>
          </table:table-cell>
          <table:table-cell office:value-type="string" calcext:value-type="string">
            <text:p>Hz</text:p>
          </table:table-cell>
          <table:table-cell table:formula="of:=[.B20]-[.B19]" office:value-type="float" office:value="370783" calcext:value-type="float">
            <text:p>3707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09977" calcext:value-type="float">
            <text:p>10909977</text:p>
          </table:table-cell>
          <table:table-cell office:value-type="string" calcext:value-type="string">
            <text:p>Hz</text:p>
          </table:table-cell>
          <table:table-cell table:formula="of:=[.B21]-[.B20]" office:value-type="float" office:value="386998" calcext:value-type="float">
            <text:p>38699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315353" calcext:value-type="float">
            <text:p>11315353</text:p>
          </table:table-cell>
          <table:table-cell office:value-type="string" calcext:value-type="string">
            <text:p>Hz</text:p>
          </table:table-cell>
          <table:table-cell table:formula="of:=[.B22]-[.B21]" office:value-type="float" office:value="405376" calcext:value-type="float">
            <text:p>40537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750995" calcext:value-type="float">
            <text:p>11750995</text:p>
          </table:table-cell>
          <table:table-cell office:value-type="string" calcext:value-type="string">
            <text:p>Hz</text:p>
          </table:table-cell>
          <table:table-cell table:formula="of:=[.B23]-[.B22]" office:value-type="float" office:value="435642" calcext:value-type="float">
            <text:p>4356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213663" calcext:value-type="float">
            <text:p>12213663</text:p>
          </table:table-cell>
          <table:table-cell office:value-type="string" calcext:value-type="string">
            <text:p>Hz</text:p>
          </table:table-cell>
          <table:table-cell table:formula="of:=[.B24]-[.B23]" office:value-type="float" office:value="462668" calcext:value-type="float">
            <text:p>46266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739029" calcext:value-type="float">
            <text:p>12739029</text:p>
          </table:table-cell>
          <table:table-cell office:value-type="string" calcext:value-type="string">
            <text:p>Hz</text:p>
          </table:table-cell>
          <table:table-cell table:formula="of:=[.B25]-[.B24]" office:value-type="float" office:value="525366" calcext:value-type="float">
            <text:p>5253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318445" calcext:value-type="float">
            <text:p>13318445</text:p>
          </table:table-cell>
          <table:table-cell office:value-type="string" calcext:value-type="string">
            <text:p>Hz</text:p>
          </table:table-cell>
          <table:table-cell table:formula="of:=[.B26]-[.B25]" office:value-type="float" office:value="579416" calcext:value-type="float">
            <text:p>57941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964883" calcext:value-type="float">
            <text:p>13964883</text:p>
          </table:table-cell>
          <table:table-cell office:value-type="string" calcext:value-type="string">
            <text:p>Hz</text:p>
          </table:table-cell>
          <table:table-cell table:formula="of:=[.B27]-[.B26]" office:value-type="float" office:value="646438" calcext:value-type="float">
            <text:p>64643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674123" calcext:value-type="float">
            <text:p>14674123</text:p>
          </table:table-cell>
          <table:table-cell office:value-type="string" calcext:value-type="string">
            <text:p>Hz</text:p>
          </table:table-cell>
          <table:table-cell table:formula="of:=[.B28]-[.B27]" office:value-type="float" office:value="709240" calcext:value-type="float">
            <text:p>70924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446076" calcext:value-type="float">
            <text:p>15446076</text:p>
          </table:table-cell>
          <table:table-cell office:value-type="string" calcext:value-type="string">
            <text:p>Hz</text:p>
          </table:table-cell>
          <table:table-cell table:formula="of:=[.B29]-[.B28]" office:value-type="float" office:value="771953" calcext:value-type="float">
            <text:p>7719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282899" calcext:value-type="float">
            <text:p>16282899</text:p>
          </table:table-cell>
          <table:table-cell office:value-type="string" calcext:value-type="string">
            <text:p>Hz</text:p>
          </table:table-cell>
          <table:table-cell table:formula="of:=[.B30]-[.B29]" office:value-type="float" office:value="836823" calcext:value-type="float">
            <text:p>8368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178105" calcext:value-type="float">
            <text:p>17178105</text:p>
          </table:table-cell>
          <table:table-cell office:value-type="string" calcext:value-type="string">
            <text:p>Hz</text:p>
          </table:table-cell>
          <table:table-cell table:formula="of:=[.B31]-[.B30]" office:value-type="float" office:value="895206" calcext:value-type="float">
            <text:p>89520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190077" calcext:value-type="float">
            <text:p>18190077</text:p>
          </table:table-cell>
          <table:table-cell office:value-type="string" calcext:value-type="string">
            <text:p>Hz</text:p>
          </table:table-cell>
          <table:table-cell table:formula="of:=[.B32]-[.B31]" office:value-type="float" office:value="1011972" calcext:value-type="float">
            <text:p>101197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305841" calcext:value-type="float">
            <text:p>19305841</text:p>
          </table:table-cell>
          <table:table-cell office:value-type="string" calcext:value-type="string">
            <text:p>Hz</text:p>
          </table:table-cell>
          <table:table-cell table:formula="of:=[.B33]-[.B32]" office:value-type="float" office:value="1115764" calcext:value-type="float">
            <text:p>111576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564232" calcext:value-type="float">
            <text:p>20564232</text:p>
          </table:table-cell>
          <table:table-cell office:value-type="string" calcext:value-type="string">
            <text:p>Hz</text:p>
          </table:table-cell>
          <table:table-cell table:formula="of:=[.B34]-[.B33]" office:value-type="float" office:value="1258391" calcext:value-type="float">
            <text:p>125839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1906834" calcext:value-type="float">
            <text:p>21906834</text:p>
          </table:table-cell>
          <table:table-cell office:value-type="string" calcext:value-type="string">
            <text:p>Hz</text:p>
          </table:table-cell>
          <table:table-cell table:formula="of:=[.B35]-[.B34]" office:value-type="float" office:value="1342602" calcext:value-type="float">
            <text:p>134260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418072" calcext:value-type="float">
            <text:p>23418072</text:p>
          </table:table-cell>
          <table:table-cell office:value-type="string" calcext:value-type="string">
            <text:p>Hz</text:p>
          </table:table-cell>
          <table:table-cell table:formula="of:=[.B36]-[.B35]" office:value-type="float" office:value="1511238" calcext:value-type="float">
            <text:p>151123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007142" calcext:value-type="float">
            <text:p>25007142</text:p>
          </table:table-cell>
          <table:table-cell office:value-type="string" calcext:value-type="string">
            <text:p>Hz</text:p>
          </table:table-cell>
          <table:table-cell table:formula="of:=[.B37]-[.B36]" office:value-type="float" office:value="1589070" calcext:value-type="float">
            <text:p>158907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6696745" calcext:value-type="float">
            <text:p>26696745</text:p>
          </table:table-cell>
          <table:table-cell office:value-type="string" calcext:value-type="string">
            <text:p>Hz</text:p>
          </table:table-cell>
          <table:table-cell table:formula="of:=[.B38]-[.B37]" office:value-type="float" office:value="1689603" calcext:value-type="float">
            <text:p>168960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8550660" calcext:value-type="float">
            <text:p>28550660</text:p>
          </table:table-cell>
          <table:table-cell office:value-type="string" calcext:value-type="string">
            <text:p>Hz</text:p>
          </table:table-cell>
          <table:table-cell table:formula="of:=[.B39]-[.B38]" office:value-type="float" office:value="1853915" calcext:value-type="float">
            <text:p>185391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555915" calcext:value-type="float">
            <text:p>30555915</text:p>
          </table:table-cell>
          <table:table-cell office:value-type="string" calcext:value-type="string">
            <text:p>Hz</text:p>
          </table:table-cell>
          <table:table-cell table:formula="of:=[.B40]-[.B39]" office:value-type="float" office:value="2005255" calcext:value-type="float">
            <text:p>20052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572899" calcext:value-type="float">
            <text:p>32572899</text:p>
          </table:table-cell>
          <table:table-cell office:value-type="string" calcext:value-type="string">
            <text:p>Hz</text:p>
          </table:table-cell>
          <table:table-cell table:formula="of:=[.B41]-[.B40]" office:value-type="float" office:value="2016984" calcext:value-type="float">
            <text:p>201698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4864725" calcext:value-type="float">
            <text:p>34864725</text:p>
          </table:table-cell>
          <table:table-cell office:value-type="string" calcext:value-type="string">
            <text:p>Hz</text:p>
          </table:table-cell>
          <table:table-cell table:formula="of:=[.B42]-[.B41]" office:value-type="float" office:value="2291826" calcext:value-type="float">
            <text:p>229182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7221414" calcext:value-type="float">
            <text:p>37221414</text:p>
          </table:table-cell>
          <table:table-cell office:value-type="string" calcext:value-type="string">
            <text:p>Hz</text:p>
          </table:table-cell>
          <table:table-cell table:formula="of:=[.B43]-[.B42]" office:value-type="float" office:value="2356689" calcext:value-type="float">
            <text:p>23566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9:33.085479879</meta:creation-date>
    <dc:date>2020-03-02T09:28:17.992503710</dc:date>
    <meta:editing-duration>PT28M8S</meta:editing-duration>
    <meta:editing-cycles>10</meta:editing-cycles>
    <meta:generator>LibreOffice/6.1.5.2$Linux_X86_64 LibreOffice_project/10$Build-2</meta:generator>
    <meta:document-statistic meta:table-count="1" meta:cell-count="17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608cm" svg:y="0.316cm" chart:style-name="ch2">
          <text:p>Resonance as a function of steps</text:p>
        </chart:title>
        <chart:legend chart:legend-position="end" svg:x="14.469cm" svg:y="4.204cm" style:legend-expansion="high" chart:style-name="ch3"/>
        <chart:plot-area chart:style-name="ch4" table:cell-range-address="FrequencaMapping.A1:FrequencaMapping.B43" chart:data-source-has-labels="both" svg:x="1.33cm" svg:y="1.275cm" svg:width="12.82cm" svg:height="6.57cm">
          <chartooo:coordinate-region svg:x="3.063cm" svg:y="1.275cm" svg:width="10.946cm" svg:height="5.317cm"/>
          <chart:axis chart:dimension="x" chart:name="primary-x" chart:style-name="ch5" chartooo:axis-type="auto">
            <chartooo:date-scale/>
            <chart:title svg:x="7.273cm" svg:y="8.025cm" chart:style-name="ch6">
              <text:p>Steps</text:p>
            </chart:title>
            <chart:categories table:cell-range-address="FrequencaMapping.A1:FrequencaMapping.A43"/>
          </chart:axis>
          <chart:axis chart:dimension="y" chart:name="primary-y" chart:style-name="ch5">
            <chart:title svg:x="0.451cm" svg:y="5.385cm" chart:style-name="ch7">
              <text:p>Frequency</text:p>
            </chart:title>
            <chart:grid chart:style-name="ch8" chart:class="major"/>
          </chart:axis>
          <chart:series chart:style-name="ch9" chart:values-cell-range-address="FrequencaMapping.B1:FrequencaMapping.B43" chart:label-cell-address="FrequencaMapping.A1:FrequencaMapping.A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requencaMapping.A1:FrequencaMapping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uencaMapping.A1:FrequencaMapping.A43</svg:desc>
                </draw:g>
              </table:table-cell>
              <table:table-cell office:value-type="float" office:value="6609684">
                <text:p>6609684</text:p>
                <draw:g>
                  <svg:desc>FrequencaMapping.B1:FrequencaMapping.B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65896">
                <text:p>66658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80482">
                <text:p>67804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904797">
                <text:p>69047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042120">
                <text:p>704212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186840">
                <text:p>718684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343440">
                <text:p>734344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504360">
                <text:p>750436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671760">
                <text:p>767176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851040">
                <text:p>785104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42280">
                <text:p>80422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242450">
                <text:p>82424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458850">
                <text:p>845885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699054">
                <text:p>869905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951160">
                <text:p>895116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212807">
                <text:p>921280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499272">
                <text:p>949927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810600">
                <text:p>98106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152196">
                <text:p>101521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522979">
                <text:p>105229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909977">
                <text:p>1090997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1315353">
                <text:p>1131535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750995">
                <text:p>1175099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2213663">
                <text:p>122136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739029">
                <text:p>1273902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318445">
                <text:p>1331844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964883">
                <text:p>1396488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674123">
                <text:p>1467412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5446076">
                <text:p>1544607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282899">
                <text:p>162828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178105">
                <text:p>1717810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8190077">
                <text:p>1819007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305841">
                <text:p>1930584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0564232">
                <text:p>2056423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1906834">
                <text:p>2190683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3418072">
                <text:p>2341807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5007142">
                <text:p>2500714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6696745">
                <text:p>266967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550660">
                <text:p>2855066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0555915">
                <text:p>305559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572899">
                <text:p>3257289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4864725">
                <text:p>3486472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7221414">
                <text:p>37221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